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5ad8" officeooo:paragraph-rsid="000a5ad8"/>
    </style:style>
    <style:style style:name="P2" style:family="paragraph" style:parent-style-name="Standard">
      <style:text-properties officeooo:rsid="000c13c8" officeooo:paragraph-rsid="000c13c8"/>
    </style:style>
    <style:style style:name="P3" style:family="paragraph" style:parent-style-name="Standard">
      <style:text-properties officeooo:rsid="000d5cae" officeooo:paragraph-rsid="000d5cae"/>
    </style:style>
    <style:style style:name="P4" style:family="paragraph" style:parent-style-name="Standard">
      <style:text-properties officeooo:rsid="000e2869" officeooo:paragraph-rsid="000e2869"/>
    </style:style>
    <style:style style:name="P5" style:family="paragraph" style:parent-style-name="Standard">
      <style:text-properties officeooo:rsid="000f22ae" officeooo:paragraph-rsid="000f22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alkeepers report</text:p>
      <text:p text:style-name="P1">темпы вакцинаци упали до уровня 25 лет назад</text:p>
      <text:p text:style-name="P2">люди меньше обращаются за помощью в медучреждения</text:p>
      <text:p text:style-name="P2">школы закрываются; дети не получают бесплатное питание</text:p>
      <text:p text:style-name="P2">сейчас рецессия самая сильная со времен WWII, вдвое сильнее 2008 года</text:p>
      <text:p text:style-name="P2">крайняя бедность возрасла</text:p>
      <text:p text:style-name="P2">неравенство усиливается – женщины теряют работу и начинают много работать дома</text:p>
      <text:p text:style-name="P2"/>
      <text:p text:style-name="P2">давайте разрабатывать диагностику и протоколы, производить тесты и вакцины, справедливо распределять тесты и вакцины</text:p>
      <text:p text:style-name="P3">calendly.com/alexberezhnoi</text:p>
      <text:p text:style-name="P3"/>
      <text:p text:style-name="P3">важность, разрешимость, недооцененность</text:p>
      <text:p text:style-name="P3"/>
      <text:p text:style-name="P4">5 философий карьерного успеха</text:p>
      <text:p text:style-name="P4">1. Подходящая работа</text:p>
      <text:p text:style-name="P4">2. Работать много</text:p>
      <text:p text:style-name="P4">3. …? Быть правым</text:p>
      <text:p text:style-name="P4">4. Поиск подходящих людей и организаций</text:p>
      <text:p text:style-name="P5">5. Удача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1T13:01:40.668654958</meta:creation-date>
    <dc:date>2020-10-11T14:48:57.044107706</dc:date>
    <meta:editing-duration>PT35M5S</meta:editing-duration>
    <meta:editing-cycles>1</meta:editing-cycles>
    <meta:document-statistic meta:table-count="0" meta:image-count="0" meta:object-count="0" meta:page-count="1" meta:paragraph-count="16" meta:word-count="88" meta:character-count="648" meta:non-whitespace-character-count="575"/>
    <meta:generator>LibreOffice/6.0.7.3$Linux_X86_64 LibreOffice_project/00m0$Build-3</meta:generator>
  </office:meta>
</office:document-meta>
</file>